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2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00/00/00</text:date>, <text:time style:data-style-name="N2" text:time-value="0000-00-00T00:00:01.79781865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12-03T09:24:33.083328000</dc:date>
    <meta:editing-duration>PT3H24M27S</meta:editing-duration>
    <meta:editing-cycles>48</meta:editing-cycles>
    <meta:generator>LibreOffice/4.1.2.3$MacOSX_x86 LibreOffice_project/40b2d7fde7e8d2d7bc5a449dc65df4d08a7dd38</meta:generator>
    <meta:document-statistic meta:table-count="4" meta:cell-count="141" meta:object-count="0"/>
  </office:meta>
</office:document-meta>
</file>